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an Diego St. (6-7)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Denver (9-3)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an Diego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33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14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.37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44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05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324</text:p>
          </table:table-cell>
        </table:table-row>
      </table:table>
      <table:table table:name="Sheet 2">
        <table:table-row>
          <table:table-cell office:value-type="string">
            <text:p>San Diego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PSOMA, Alexandr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DUNBAR, Ashlynn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42</text:p>
          </table:table-cell>
          <table:table-cell office:value-type="string">
            <text:p>.14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TURNLUND, Hannah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.3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EOPLES, Gabi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600</text:p>
          </table:table-cell>
          <table:table-cell office:value-type="string">
            <text:p>4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PRITCHARD, Devy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HARRIS, Deja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ITTLE, Baylee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CGRATH, S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CAGE, Alexis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2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3</text:p>
          </table:table-cell>
          <table:table-cell office:value-type="string">
            <text:p>25</text:p>
          </table:table-cell>
          <table:table-cell office:value-type="string">
            <text:p>148</text:p>
          </table:table-cell>
          <table:table-cell office:value-type="string">
            <text:p>.257</text:p>
          </table:table-cell>
          <table:table-cell office:value-type="string">
            <text:p>55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57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73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21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1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37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Lauren McMan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-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22</text:p>
          </table:table-cell>
          <table:table-cell office:value-type="string">
            <text:p>147</text:p>
          </table:table-cell>
          <table:table-cell office:value-type="string">
            <text:p>.231</text:p>
          </table:table-cell>
          <table:table-cell office:value-type="string">
            <text:p>5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